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text:p>
      <text:p text:style-name="Standard"/>
      <text:p text:style-name="Standard">The goal of our project is to use unsupervised learning and Bayesian statistics to classify astronomical data collected from an infrared telescope. <text:s/>We want to develop a classification model that best describes the data available. <text:s/>We use AutoClass as our primary tool to explore the data.</text:p>
      <text:p text:style-name="Standard"/>
      <text:p text:style-name="Standard">Methodology</text:p>
      <text:p text:style-name="Standard"/>
      <text:p text:style-name="Standard">The AutoClass search algorithm classifies data in two ways: first, it determines the number of classes that best describe the data, and secondly, it determines the parameters that best describe each class [2]. Initially, a user specifies a suggested number of classes, and AutoClass clusters the data into groups and finds the ”most probable set of class descriptions” [3]. <text:s/>Depending on the data, AutoClass may find that fewer classes than the suggested number of classes to describe the data. <text:s/>AutoClass is designed to handle both real and discrete data types. <text:s/>All of the values in our experiment are real-valued.</text:p>
      <text:p text:style-name="Standard"/>
      <text:p text:style-name="Standard">We run our data through AutoClass in three stages. <text:s/>In our first stage, we vary the maximum number of classes that AutoClass looks for between 2 classes and 100 classes. <text:s/>This gives us a description of the number of classes that AutoClass finds appropriate for the data set.</text:p>
      <text:p text:style-name="Standard"/>
      <text:p text:style-name="Standard">In our second stage, we look at how many cases AutoClass puts in each class and vary our maximum number of classes between 2 and 50. <text:s/>This allows us to describe a smaller subset of the search space in greater detail. <text:s/>Here we can see whether there are just a few very large classes and several small ones, or whether the classes stay a similar size throughout.</text:p>
      <text:p text:style-name="Standard"/>
      <text:p text:style-name="Standard">In our third and final stage, we look at one specific maximum number of classes. <text:s/>Given a maximum number of 12 classes, we break the data into a training sets and a testing sets. <text:s/>We randomly pull cases into a 90/10 split of training/testing data by 10 percent increments to a 10/90 split. <text:s/>For each of these 9 splits, we run five examples of a different random selection each time. <text:s/>We then look at the predictive confidence that AutoClass reports designating that each test case belongs in the class that the model chooses. <text:s/>For our metric, we count the percentage of cases that AutoClass reports a 1.0 probability of belonging to the class that the model predicts. <text:s/>Given the 5 examples of each data split, we construct a confidence interval showing how accurate AutoClass is at constructing a model based on increasingly smaller subsets of training data.</text:p>
      <text:p text:style-name="Standard"/>
      <text:p text:style-name="Standard">To answer additional questions that come up in our third stage, we then look at the average number of classes that AutoClass creates given a maximum number of 12 for each of the training/testing data splits.</text:p>
      <text:p text:style-name="Standard"/>
      <text:p text:style-name="Standard">Data</text:p>
      <text:p text:style-name="Standard"/>
      <text:p text:style-name="Standard">Our project used the Low Resolution Spectrometer Data Set, which can be found at the University of California at Irvine’s Machine Learning Repository web site [1]. The data set contains 531 spectra cases taken by the Infrared Astronomy Satellite (IRAS) that correspond to objects, such as stars or galaxies. <text:s/>Flux measurements were recorded at 93 different spectral intensities for each case. <text:s/>(44 of the measurements were from blue-band channels ranging from 7.8636 to 13.5485 microns and 49 of the measurements were from red-band channels ranging from 10.9929 to 22.9216 microns). <text:s/>Flux measurements can be thought of as the intensity of light at the given wavelength. <text:s/>Wavelength give clues to the chemical composition of the objects that emitted the light as well as speed and distance of the object. <text:s/>We parsed and reformatted the original data set so that the 93 flux measurements of each <text:soft-page-break/>case could be fed into AutoClass as attributes of each of the 531 objects.</text:p>
      <text:p text:style-name="Standard"/>
      <text:p text:style-name="Standard">Results</text:p>
      <text:p text:style-name="Standard"/>
      <text:p text:style-name="Standard"/>
      <text:p text:style-name="Standard"/>
      <text:p text:style-name="Standard"/>
      <text:p text:style-name="Standard">In our second stage of analysis, we vary the maximum number of classes from 2 to 50 and look at the number of cases per class. <text:s/>In order to visualize the data, we chart the highest, median, and lowest number of cases per class for each of the maximum number of classes. <text:s/>The data moves from a three-fold size difference at two classes to quickly smaller classes, but the biggest class remains much bigger than the smallest classes even as the number of classes increases. <text:s/>At 41 classes, the largest class contains 32 cases while the smallest only contains 3, a difference of ten-fold.</text:p>
      <text:p text:style-name="Standard"/>
      <text:p text:style-name="Standard">In our final stage of analysis, we looked specifically at the model where the maximum number of classes was 12. <text:s/>We chose this number because it is at a relatively smooth point in the “Class Weight vs Maximum Number of Classes” chart achieved in our earlier result. <text:s/>Although somewhat arbitrary as a first selection, we use the maximum number of classes set to 12 as a basis for evaluating the predictive quality of the model using AutoClass when the data is split into training and testing sets.</text:p>
      <text:p text:style-name="Standard"/>
      <text:p text:style-name="Standard">Although the data is of a small sample set, you can see above that the predictive qualities of the data seem to remain stable even when the training data is reduced to one ninth of its original size. <text:s/>We anticipate the predictive quality to decrease as the training data thins out. <text:s/>Because this is not the case according to our metric, we investigate further and compare each of the data splits with the number of classes that AutoClass generates for that given model. <text:s/>We specified a maximum number of 12 classes, but as the training data becomes more scarce, AutoClass creates a smaller number of classes.</text:p>
      <text:p text:style-name="Standard"/>
      <text:p text:style-name="Standard">Conclusion</text:p>
      <text:p text:style-name="Standard"/>
      <text:p text:style-name="Standard">In the first stage of analysis, we discovered that AutoClass determines the number of classes in a relatively linear fashion less than the maximum number of classes. <text:s/>There were no major 'jumps' in the data that would lead us to conclude that any particular number of classes represented a natural division of the data.</text:p>
      <text:p text:style-name="Standard"/>
      <text:p text:style-name="Standard">In the second stage of analysis, we find that somewhere around the setting of ten maximum classes, <text:s/>the number of cases per class starts to level off. <text:s/>As the number of classes increases, we continue to have a few large classes hovering above 30 and 40 cases, and the medium-size classes get broken down into smaller classes.</text:p>
      <text:p text:style-name="Standard"/>
      <text:p text:style-name="Standard">In the third stage of analysis, we find that in the model that AutoClass has created, a maximum of 12 classes leads to a highly predictive result. <text:s/>This high predictive quality persisted even when the training data was reduced to just a tenth of the overall set, just 53 cases. <text:s/>This result suggests an extremely homogeneous data set for so few cases to accurately model the entire set.</text:p>
      <text:p text:style-name="Standard"/>
      <text:p text:style-name="Standard">Upon further investigation, we find that the number of classes in the model decreases as training data decreases, even though AutoClass has the same parameter of a maximum number of 12 classes for each split. <text:s/>We conclude that in the absence of data, AutoClass creates fewer classes, but makes those classes much larger, so according to its internal metric it is still 100% confident that a given test case is classified correctly for roughly 95% of the cases that we run through the model.</text:p>
      <text:p text:style-name="Standard"><text:soft-page-break/></text:p>
      <text:p text:style-name="Standard">We have examined the data in several different ways using AutoClass. <text:s/>This has given us various forms of information about the search space, which seems to be relatively smooth without an sudden jumps. <text:s/>However, because of the algorithm used by AutoClass, we cannot conclude that there is any 'best' number of maximum classes. <text:s/>The number of maximum classes in this unsupervised learning is rather arbitrary. <text:s/>One one end, two few classes fails to differentiate the date. <text:s/>On the other extreme, two many classes would contain too few cases, and would fail to generalize in any meaningful way. <text:s/>The number of classes that can be chosen in between the extremes may largely be dependent on the human interpreter, since AutoClass can create classes that are sufficiently predictive at several different numbers of classes.</text:p>
      <text:p text:style-name="Standard"/>
      <text:p text:style-name="Standard">Future Work</text:p>
      <text:p text:style-name="Standard"/>
      <text:p text:style-name="Standard">We will see if our conclusions hold for a superset of the data used here. <text:s/>There is a larger data set with additional spectra per case and additional cases that can be used to repeat some of the experiments. <text:s/>This may require changes to the AutoClass source code, since it crashes under certain conditions when the size of the data set is too large.</text:p>
      <text:p text:style-name="Standard"/>
      <text:p text:style-name="Standard">We will also repeat the experiment in our third stage of research using more data splits and more than five runs per split. <text:s/>This way we can seek a lower limit on the amount of training data provided to AutoClass that maintains such a high predictive level of accuracy. <text:s/>If our understanding of the algorithm is correct, AutoClass will eventually return just one large class in order to maintain its level of predictive accuracy; of course, that level of accuracy would have no informational value if there is only one class.</text:p>
      <text:p text:style-name="Standard"/>
      <text:p text:style-name="Standard">Casey Appendix</text:p>
      <text:p text:style-name="Standard"/>
      <text:p text:style-name="Standard">I have a better feel for how to use a tool like AutoClass, but I also have more questions about the usefulness of unsupervised learning. <text:s/>We have been chopping up this data in every way we could imagine, looking for a jump or division that would indicate an intrinsic division in the data itself. <text:s/>It may be the case that the data we worked with was naturally too homogeneous to give us the kind of signal that we wanted.</text:p>
      <text:p text:style-name="Standard"/>
      <text:p text:style-name="Standard">I have been keeping this in mind for another project where I think AutoClass might be very useful. <text:s/>In that case, I will be classifying a large number of software projects based on metrics collected on the code provided by another party. <text:s/>In this case, I think I will be able to make more sense of the results because I already have intuitions about the classification of the cases, and I am a domain expert with respect to the attributes of each case.</text:p>
      <text:p text:style-name="Standard"/>
      <text:p text:style-name="Standard">We were unable to get assistance of a domain expert in a meaningful way with respect to our IRAS data, but I am not sure that it would have made a difference unless that person were a member of our team, combing the data for prejudged divisions. <text:s/>In the report that used the original superset of the data that we used, 77 classes were chosen and reduced to 9 meta-classes. <text:s/>We were unable to get the model files for these classes, but the report suggests that significant human interpretation was required to converge on these classes, and that outlines the useful bounds of the unsupervised learning in Auto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LR </meta:initial-creator>
    <meta:creation-date>2009-12-16T23:38:28</meta:creation-date>
    <dc:date>2009-12-17T01:48:41</dc:date>
    <dc:creator>CLR </dc:creator>
    <meta:editing-duration>PT01H44M22S</meta:editing-duration>
    <meta:editing-cycles>5</meta:editing-cycles>
    <meta:generator>OpenOffice.org/3.1$Unix OpenOffice.org_project/310m19$Build-9420</meta:generator>
    <meta:document-statistic meta:table-count="0" meta:image-count="0" meta:object-count="0" meta:page-count="3" meta:paragraph-count="27" meta:word-count="1729" meta:character-count="10032"/>
  </office:meta>
</office:document-meta>
</file>